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Title: Braintree Analytics Code Challenge</text:p>
      <text:p text:style-name="Standard"/>
      <text:p text:style-name="P1">## Overview</text:p>
      <text:p text:style-name="Standard">This project involved completing a comprehensive SQL code challenge provided by Braintree. The challenge was designed to assess my SQL skills and ability to handle real-world data scenarios.</text:p>
      <text:p text:style-name="Standard"/>
      <text:p text:style-name="P1">## Objectives</text:p>
      <text:p text:style-name="Standard">- To demonstrate my proficiency in SQL.</text:p>
      <text:p text:style-name="Standard">- To handle imperfect data and perform data cleanup.</text:p>
      <text:p text:style-name="Standard">- To perform complex data queries and manipulations.</text:p>
      <text:p text:style-name="Standard">- To showcase my problem-solving skills and attention to detail.</text:p>
      <text:p text:style-name="Standard"/>
      <text:p text:style-name="P1">## Tools and Technologies Used</text:p>
      <text:p text:style-name="Standard">- SQL: For data querying and manipulation.</text:p>
      <text:p text:style-name="Standard">- MS SQL: The SQL variant used for the challenge.</text:p>
      <text:p text:style-name="Standard"/>
      <text:p text:style-name="P1">### Section 1: Data Integrity Checking &amp; Cleanup</text:p>
      <text:p text:style-name="Standard">I listed all country codes that appeared more than once and deleted duplicate records, handling null values appropriately.</text:p>
      <text:p text:style-name="Standard"/>
      <text:p text:style-name="P1">### Section 2: Ranking and Growth Calculation</text:p>
      <text:p text:style-name="Standard">I listed countries ranked 10-12 in each continent by the percent of year-over-year growth from 2011 to 2012.</text:p>
      <text:p text:style-name="Standard"/>
      <text:p text:style-name="P1">### Section 3: Report Creation</text:p>
      <text:p text:style-name="Standard">I created a report showing the percent share of gdp_per_capita for Asia, Europe, and the Rest of the World for the year 2012.</text:p>
      <text:p text:style-name="Standard"/>
      <text:p text:style-name="P1">### Section 4: Data Querying</text:p>
      <text:p text:style-name="Standard">I counted countries and summed their related gdp_per_capita values for the year 2007 where the string 'an' appears anywhere in the country name.</text:p>
      <text:p text:style-name="Standard"/>
      <text:p text:style-name="P1">### Section 5: Summation and Count</text:p>
      <text:p text:style-name="Standard">I found the sum of gpd_per_capita by year and the count of countries for each year that have non-null gdp_per_capita where the year is before 2012 and the country has a null gdp_per_capita in 2012.</text:p>
      <text:p text:style-name="Standard"/>
      <text:p text:style-name="P1">### Section 6: Single Query Execution</text:p>
      <text:p text:style-name="Standard">I executed multiple steps in a single query, including creating a list of all per_capita records for year 2009, ordering this list, creating a running total of gdp_per_capita by continent_name, and returning only the first record from the ordered list for which each continent's running total of gdp_per_capita meets or exceeds $70,000.00.</text:p>
      <text:p text:style-name="Standard"/>
      <text:p text:style-name="P1">### Section 7: Data Comparison</text:p>
      <text:p text:style-name="Standard">I found the country with the highest average gdp_per_capita for each continent for all years and compared my list to a provided data set. I described any mistakes I found with the data set.</text:p>
      <text:p text:style-name="Standard"/>
      <text:p text:style-name="Standard"/>
      <text:p text:style-name="Standard"/>
      <text:p text:style-name="Standard"/>
      <text:p text:style-name="P1"><text:soft-page-break/>## Conclusion</text:p>
      <text:p text:style-name="Standard">The completion of the Braintree Analytics Code Challenge allowed me to demonstrate my SQL skills and problem-solving abilities. It also provided an opportunity to handle real-world data scenarios, further enhancing my data analysis skil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0:24:53.591000000</meta:creation-date>
    <dc:date>2024-05-08T10:28:08.940000000</dc:date>
    <meta:editing-duration>PT3M15S</meta:editing-duration>
    <meta:editing-cycles>1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27" meta:word-count="375" meta:character-count="2319" meta:non-whitespace-character-count="1971"/>
  </office:meta>
</office:document-meta>
</file>